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2.084cm" fo:min-width="4.662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2.15cm" fo:min-width="11.25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5.65cm" fo:min-width="11.2cm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 fo:min-height="1.75cm" fo:min-width="4.5cm"/>
    </style:style>
    <style:style style:name="gr5" style:family="graphic" style:parent-style-name="objectwithoutfill">
      <style:graphic-properties draw:marker-end="Arrow" draw:marker-end-width="0.3cm" draw:fill="none" draw:textarea-horizontal-align="right" draw:textarea-vertical-align="middle" fo:padding-left="-0.5cm" fo:padding-right="0.5cm"/>
    </style:style>
    <style:style style:name="gr6" style:family="graphic" style:parent-style-name="standard">
      <style:graphic-properties draw:stroke="none" draw:stroke-dash="Fine_20_Dashed" svg:stroke-color="#cc99ff" draw:fill="none" draw:fill-color="#ffffff" fo:min-height="1.5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 fo:padding-left="-0.5cm" fo:padding-right="0.5cm"/>
    </style:style>
    <style:style style:name="P1" style:family="paragraph">
      <style:paragraph-properties fo:text-align="center"/>
      <style:text-properties style:font-name="Courier 10 Pitch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" fo:font-size="12pt" style:font-size-asian="12pt" style:font-size-complex="12pt"/>
    </style:style>
    <style:style style:name="T1" style:family="text">
      <style:text-properties style:font-name="Courier 10 Pit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5" draw:id="id5" draw:layer="layout" svg:width="7.3cm" svg:height="3.3cm" svg:x="6.975cm" svg:y="18.2cm">
            <text:p text:style-name="P1"><text:span text:style-name="T1">3D-reconstruction</text:span></text:p>
            <text:p text:style-name="P1"><text:span text:style-name="T1">distance measurement</text:span></text:p>
            <text:p text:style-name="P1"><text:span text:style-name="T1">...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1.75cm" svg:height="2.4cm" svg:x="4.75cm" svg:y="1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1.75cm" svg:height="2.4cm" svg:x="4.75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1.7cm" svg:height="5.9cm" svg:x="4.8cm" svg:y="3.3cm">
            <text:p text:style-name="P2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1" draw:id="id1" draw:layer="layout" svg:width="5cm" svg:height="2cm" svg:x="11.3cm" svg:y="3.5cm">
            <text:p text:style-name="P1"><text:span text:style-name="T1">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2" draw:id="id2" draw:layer="layout" svg:width="5cm" svg:height="2cm" svg:x="11.3cm" svg:y="7cm">
            <text:p text:style-name="P1"><text:span text:style-name="T1">Stereo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3" draw:id="id3" draw:layer="layout" svg:width="5cm" svg:height="2cm" svg:x="11.3cm" svg:y="10.5cm">
            <text:p text:style-name="P1"><text:span text:style-name="T1">Dispar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" draw:id="id4" draw:layer="layout" svg:width="5cm" svg:height="2cm" svg:x="11.3cm" svg:y="14cm">
            <text:p text:style-name="P1"><text:span text:style-name="T1">Ut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draw:type="line" svg:x1="13.8cm" svg:y1="5.5cm" svg:x2="13.8cm" svg:y2="7cm" draw:start-shape="id1" draw:start-glue-point="2" draw:end-shape="id2" svg:d="M13800 5500v1500" svg:viewBox="0 0 1 1501">
            <text:p text:style-name="P1"><text:span text:style-name="T1">distorted images</text:span></text:p>
          </draw:connector>
          <draw:connector draw:style-name="gr5" draw:text-style-name="P1" draw:layer="layout" draw:type="line" svg:x1="13.8cm" svg:y1="9cm" svg:x2="13.8cm" svg:y2="10.5cm" draw:start-shape="id2" draw:start-glue-point="2" draw:end-shape="id3" draw:end-glue-point="0" svg:d="M13800 9000v1500" svg:viewBox="0 0 1 1501">
            <text:p text:style-name="P1"><text:span text:style-name="T1">undistorted rectified </text:span></text:p>
            <text:p text:style-name="P1"><text:span text:style-name="T1">image pairs</text:span></text:p>
          </draw:connector>
          <draw:connector draw:style-name="gr5" draw:text-style-name="P1" draw:layer="layout" draw:type="line" svg:x1="13.8cm" svg:y1="12.5cm" svg:x2="13.8cm" svg:y2="14cm" draw:start-shape="id3" draw:start-glue-point="2" draw:end-shape="id4" draw:end-glue-point="0" svg:d="M13800 12500v1500" svg:viewBox="0 0 1 1501">
            <text:p text:style-name="P1"><text:span text:style-name="T1">disparity map</text:span></text:p>
          </draw:connector>
          <draw:frame draw:style-name="gr6" draw:text-style-name="P3" draw:layer="layout" svg:width="5.7cm" svg:height="1.8cm" svg:x="4.8cm" svg:y="3.3cm">
            <draw:text-box>
              <text:p text:style-name="P3"><text:span text:style-name="T1">Image <text:s/>Preprocessing</text:span></text:p>
            </draw:text-box>
          </draw:frame>
          <draw:frame draw:style-name="gr6" draw:text-style-name="P3" draw:layer="layout" svg:width="5.7cm" svg:height="1.8cm" svg:x="4.8cm" svg:y="10.3cm">
            <draw:text-box>
              <text:p text:style-name="P3"><text:span text:style-name="T1">Similarity </text:span></text:p>
              <text:p text:style-name="P3"><text:span text:style-name="T1">Measure</text:span></text:p>
            </draw:text-box>
          </draw:frame>
          <draw:frame draw:style-name="gr6" draw:text-style-name="P3" draw:layer="layout" svg:width="5.7cm" svg:height="1.8cm" svg:x="4.8cm" svg:y="13.8cm">
            <draw:text-box>
              <text:p text:style-name="P3"><text:span text:style-name="T1">Image <text:s/>Preprocessing</text:span></text:p>
            </draw:text-box>
          </draw:frame>
          <draw:connector draw:style-name="gr7" draw:text-style-name="P1" draw:layer="layout" draw:line-skew="0.2cm" svg:x1="13.8cm" svg:y1="16cm" svg:x2="10.625cm" svg:y2="18.2cm" draw:start-shape="id4" draw:start-glue-point="2" draw:end-shape="id5" draw:end-glue-point="4" svg:d="M13800 16000v1300h-3175v900" svg:viewBox="0 0 3176 2201">
            <text:p text:style-name="P2"><text:span text:style-name="T1">3D-coordinates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ik </meta:initial-creator>
    <meta:creation-date>2015-05-05T16:47:03.106096172</meta:creation-date>
    <dc:date>2015-05-05T17:22:39.961774755</dc:date>
    <dc:creator>Malik </dc:creator>
    <meta:editing-duration>PT4M24S</meta:editing-duration>
    <meta:editing-cycles>1</meta:editing-cycles>
    <meta:document-statistic meta:object-count="16"/>
    <meta:generator>LibreOffice/4.3.6.2$Linux_X86_64 LibreOffice_project/430$Build-2</meta:generator>
  </office:meta>
</office:document-meta>
</file>